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9C5931CC2AFBA18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865cm, 4.118cm, 19.599cm, 14.43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413cm" svg:x="0.301cm" svg:y="0.4cm">
          <draw:image xlink:href="Pictures/1000000000000BD000000FC09C5931CC2AFBA18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39:33.206358900</dc:date>
    <meta:editing-duration>PT2M4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